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78000000438B7E7F34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78000000438B7E7F345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now </meta:initial-creator>
    <meta:creation-date>2013-06-07T04:11:20</meta:creation-date>
    <dc:date>2013-06-07T04:13:10</dc:date>
    <dc:creator>jasnow </dc:creator>
    <meta:editing-duration>PT1M25S</meta:editing-duration>
    <meta:editing-cycles>2</meta:editing-cycles>
    <meta:generator>LibreOffice/4.0.2.2$Linux_x86 LibreOffice_project/4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